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ce style:name="Liberation Serif" svg:font-family="'Liberation Serif'" style:font-family-generic="roman" style:font-pitch="variable"/>
    <style:font-face style:name="Liberation Sans" svg:font-family="'Liberation Sans'" style:font-family-generic="swiss" style:font-pitch="variable"/>
    <style:font-face style:name="DejaVu Sans Condensed" svg:font-family="'DejaVu Sans Condensed'"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en" fo:country="US" style:font-size-asian="10.5pt"/>
    </style:style>
    <style:style style:name="P2" style:family="paragraph" style:parent-style-name="Standard">
      <style:paragraph-properties fo:text-align="justify" style:justify-single-word="false"/>
      <style:text-properties fo:language="en" fo:country="US" style:font-size-asian="10.5pt"/>
    </style:style>
    <style:style style:name="P3" style:family="paragraph" style:parent-style-name="Standard">
      <style:text-properties fo:language="en" fo:country="US" fo:font-style="normal" style:font-size-asian="10.5pt" style:font-style-asian="normal" style:font-style-complex="normal"/>
    </style:style>
    <style:style style:name="P4" style:family="paragraph" style:parent-style-name="Standard">
      <style:paragraph-properties fo:text-align="justify" style:justify-single-word="false"/>
      <style:text-properties fo:language="en" fo:country="US" fo:font-style="normal" style:font-size-asian="10.5pt" style:font-style-asian="normal" style:font-style-complex="normal"/>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style:text-properties fo:font-size="20pt" fo:language="en" fo:country="US" fo:font-style="italic" fo:font-weight="normal" style:font-size-asian="20pt" style:font-style-asian="italic" style:font-weight-asian="normal" style:font-size-complex="20pt" style:font-style-complex="italic" style:font-weight-complex="normal"/>
    </style:style>
    <style:style style:name="P7" style:family="paragraph" style:parent-style-name="Standard">
      <style:paragraph-properties fo:text-align="center" style:justify-single-word="false"/>
      <style:text-properties fo:font-size="36pt" fo:language="en" fo:country="US" fo:font-weight="bold" style:font-size-asian="36pt" style:font-weight-asian="bold" style:font-size-complex="36pt" style:font-weight-complex="bold"/>
    </style:style>
    <style:style style:name="P8" style:family="paragraph" style:parent-style-name="Standard">
      <style:paragraph-properties fo:margin-left="1.251cm" fo:margin-right="0.409cm" fo:text-align="justify" style:justify-single-word="false" fo:text-indent="0cm" style:auto-text-indent="false"/>
      <style:text-properties fo:language="en" fo:country="US" fo:font-style="normal" style:font-size-asian="10.5pt" style:font-style-asian="normal" style:font-style-complex="normal"/>
    </style:style>
    <style:style style:name="P9" style:family="paragraph" style:parent-style-name="Footnote">
      <style:text-properties fo:language="en" fo:country="US"/>
    </style:style>
    <style:style style:name="P10" style:family="paragraph" style:parent-style-name="Footnote">
      <style:paragraph-properties fo:text-align="justify" style:justify-single-word="false"/>
      <style:text-properties fo:language="en" fo:country="US"/>
    </style:style>
    <style:style style:name="P11" style:family="paragraph" style:parent-style-name="Footnote">
      <style:text-properties fo:language="en" fo:country="US" fo:font-style="italic" style:font-style-asian="italic" style:font-style-complex="italic"/>
    </style:style>
    <style:style style:name="P12" style:family="paragraph" style:parent-style-name="Text_20_body">
      <style:text-properties fo:language="en" fo:country="US"/>
    </style:style>
    <style:style style:name="P13" style:family="paragraph" style:parent-style-name="Text_20_body">
      <style:text-properties fo:language="en" fo:country="US" fo:font-style="normal" style:font-style-asian="normal" style:font-style-complex="normal"/>
    </style:style>
    <style:style style:name="P14" style:family="paragraph" style:parent-style-name="Text_20_body">
      <style:paragraph-properties fo:text-align="justify" style:justify-single-word="false"/>
      <style:text-properties fo:language="en" fo:country="US" fo:font-style="normal" style:font-style-asian="normal" style:font-style-complex="normal"/>
    </style:style>
    <style:style style:name="P15" style:family="paragraph" style:parent-style-name="Text_20_body">
      <style:paragraph-properties fo:text-align="justify" style:justify-single-word="false"/>
      <style:text-properties fo:language="en" fo:country="US"/>
    </style:style>
    <style:style style:name="P16" style:family="paragraph" style:parent-style-name="Standard">
      <style:paragraph-properties fo:text-align="justify" style:justify-single-word="false"/>
      <style:text-properties fo:language="en" fo:country="US" fo:font-style="normal" style:font-size-asian="10.5pt" style:font-style-asian="normal" style:font-style-complex="normal"/>
    </style:style>
    <style:style style:name="P17" style:family="paragraph" style:parent-style-name="Standard">
      <style:paragraph-properties fo:text-align="justify" style:justify-single-word="false"/>
      <style:text-properties fo:language="en" fo:country="US" fo:font-style="normal" officeooo:rsid="00225794" officeooo:paragraph-rsid="00225794" style:font-size-asian="10.5pt" style:font-style-asian="normal" style:font-style-complex="normal"/>
    </style:style>
    <style:style style:name="P18" style:family="paragraph" style:parent-style-name="Standard">
      <style:paragraph-properties fo:text-align="justify" style:justify-single-word="false"/>
      <style:text-properties fo:language="en" fo:country="US" fo:font-style="normal" officeooo:rsid="00239cf1" officeooo:paragraph-rsid="00239cf1" style:font-size-asian="10.5pt" style:font-style-asian="normal" style:font-style-complex="normal"/>
    </style:style>
    <style:style style:name="P19" style:family="paragraph" style:parent-style-name="Standard">
      <style:paragraph-properties fo:text-align="justify" style:justify-single-word="false"/>
      <style:text-properties fo:language="en" fo:country="US" fo:font-style="normal" officeooo:rsid="00259543" officeooo:paragraph-rsid="00259543" style:font-size-asian="10.5pt" style:font-style-asian="normal" style:font-style-complex="normal"/>
    </style:style>
    <style:style style:name="P20" style:family="paragraph" style:parent-style-name="Standard">
      <style:paragraph-properties fo:text-align="justify" style:justify-single-word="false"/>
      <style:text-properties fo:language="en" fo:country="US" fo:font-style="normal" officeooo:rsid="00276947" officeooo:paragraph-rsid="00276947" style:font-size-asian="10.5pt" style:font-style-asian="normal" style:font-style-complex="normal"/>
    </style:style>
    <style:style style:name="P21" style:family="paragraph" style:parent-style-name="Standard">
      <style:paragraph-properties fo:text-align="justify" style:justify-single-word="false"/>
      <style:text-properties fo:language="en" fo:country="US" fo:font-style="normal" officeooo:rsid="0027a0b7" officeooo:paragraph-rsid="0027a0b7" style:font-size-asian="10.5pt" style:font-style-asian="normal" style:font-style-complex="normal"/>
    </style:style>
    <style:style style:name="T1" style:family="text">
      <style:text-properties fo:font-style="italic" style:font-style-asian="italic" style:font-style-complex="italic"/>
    </style:style>
    <style:style style:name="T2" style:family="text">
      <style:text-properties fo:font-style="italic" officeooo:rsid="0015f573" style:font-style-asian="italic" style:font-style-complex="italic"/>
    </style:style>
    <style:style style:name="T3" style:family="text">
      <style:text-properties fo:font-style="italic" officeooo:rsid="00178167" style:font-style-asian="italic" style:font-style-complex="italic"/>
    </style:style>
    <style:style style:name="T4" style:family="text">
      <style:text-properties fo:font-style="italic" officeooo:rsid="001adb0c" style:font-style-asian="italic" style:font-style-complex="italic"/>
    </style:style>
    <style:style style:name="T5" style:family="text">
      <style:text-properties fo:font-style="italic" officeooo:rsid="0027a0b7"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officeooo:rsid="0015f573" style:font-style-asian="normal" style:font-style-complex="normal"/>
    </style:style>
    <style:style style:name="T8" style:family="text">
      <style:text-properties fo:font-style="normal" officeooo:rsid="00178167" style:font-style-asian="normal" style:font-style-complex="normal"/>
    </style:style>
    <style:style style:name="T9" style:family="text">
      <style:text-properties officeooo:rsid="0015b505"/>
    </style:style>
    <style:style style:name="T10" style:family="text">
      <style:text-properties officeooo:rsid="0015f573"/>
    </style:style>
    <style:style style:name="T11" style:family="text">
      <style:text-properties officeooo:rsid="00178167"/>
    </style:style>
    <style:style style:name="T12" style:family="text">
      <style:text-properties officeooo:rsid="001adb0c"/>
    </style:style>
    <style:style style:name="T13" style:family="text">
      <style:text-properties officeooo:rsid="001c9cb2"/>
    </style:style>
    <style:style style:name="T14" style:family="text">
      <style:text-properties officeooo:rsid="001eb0c6"/>
    </style:style>
    <style:style style:name="T15" style:family="text">
      <style:text-properties officeooo:rsid="001fa2f7"/>
    </style:style>
    <style:style style:name="T16" style:family="text">
      <style:text-properties officeooo:rsid="00245b73"/>
    </style:style>
    <style:style style:name="T17" style:family="text">
      <style:text-properties officeooo:rsid="00276947"/>
    </style:style>
    <style:style style:name="T18" style:family="text">
      <style:text-properties officeooo:rsid="0027a0b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rade Secrets</text:p>
      <text:p text:style-name="P6">Intellectual Piracy and the Origins of American Industrial Power</text:p>
      <text:p text:style-name="P5">DORON S. BEN-ATAR</text:p>
      <text:h text:style-name="Heading_20_2" text:outline-level="2">CHAPTER 4</text:h>
      <text:h text:style-name="Heading_20_1" text:outline-level="1">After the Revolution “The American Seduction of Machines and Artisans”</text:h>
      <text:p text:style-name="Standard"/>
      <text:p text:style-name="P2">In the second week of November 1787, Phineas Bond, British consul in Philadelphia, received a visit from two English nationals. Thomas Edemsor, a cotton merchant form Manchester, and Henry Royle, a calico printer from Chadkirk in Cheshire, were greatly distressed. They feared lynching at the hand of a mob led by city's leading merchants and they looked to the envoy of His Britannic Majesty's government for shelter. Their story went as follows.</text:p>
      <text:p text:style-name="P1"/>
      <text:p text:style-name="P2">In 1783, concurrent with British recognition of American independence, an Englishman named Benjamin H. Phillips determined to establish a cotton manufactory in America. In spite of severe restrictions on the exportation of textile machinery and the emigration of skilled artisans, Phillips purchase a carding machine and three spinning machines in England, packed them disassembled into crates declared to British customs to contain Wedgwood china, and boarded the U.S. Ship <text:span text:style-name="T1">Liberty</text:span><text:span text:style-name="T6"> at Liverpool bound for Philadelphia. He had earlier sent his son to Philadelphia in anticipation of the machinery's arrival. The elder Phillips died before reaching America and his son received the crates, but lacking his father's knowledge of machinery he could not reassemble the equipment. He then sold it to another Englishmen, Joseph Hague, who managed to assemble it but found he was unable to make it work properly. Having no capital and despairing of covering the operating expenses, in the spring of 1787 Hague sold the equipment to Royle, who in turn sold it to Edemsor. Edemsor once again disassembled the four machines and shipped them back to England. According to his testimony, he patriotically purchased and repatriated the equipment “to Check the Advancement of the Cotton Manufactory in America”.</text:span></text:p>
      <text:p text:style-name="P3"/>
      <text:p text:style-name="P4">In the meantime, group of Philadelphia merchants, concerned with advancing the cause of U.S. economic independence from Britain to complement the nation's newly found political independence, had formed the Pennsylvania Society for the Encouragement of Manufactures and the Useful Arts. The group had instigated a search for Hague's cotton machinery and become infuriated upon learning of its repatriation by Royle and Edemsor. The merchants' wrath turned on the British culprits, who <text:s/>“in great dread of suffering from their Resentment,” went into hiding for several weeks. Finally, the fugitives approached Bond for protection, and, in Royle's case, for money to secure passage back to England. Shocked by the fanatic zeal of “the American Seduction of British Machines and Artisans” and convinced of the real danger of violence his compatriots faced from the leading men of Philadelphia in their quest to acquire “the industrial secrets of the Old World,” Bond paid the fare for Royle an his family out of his own pocket. When the society learned of Royle's and Edemsor's escape, its leaders <text:soft-page-break/>publicly rebuked and insulted the British consul.</text:p>
      <text:p text:style-name="P4"/>
      <text:p text:style-name="P4">Not intimidated, Bond set about investigating the incident. His inquiries led him to focus on the slippery character of Hague, who had left the city and was rumored to be back in England attempting to procure more equipment for illegal exportation to America. He notified the British Foreign Office the Hague might be found for arrest in Derbyshire, but the time the magistrates arrived there Hague was gone. He reappeared in Philadelphia the fallowing spring, having successfully smuggled over a new cotton-carding machine.<text:note text:id="ftn1" text:note-class="footnote"><text:note-citation>1</text:note-citation><text:note-body><text:p text:style-name="P10">For Bond's accounts of the affair, see his letters to Lord Carmarthen, November 20, 1787, and March 30, 1788, in J. Franklin Jameson, ed., “Letters of Phineas Bond, British Consul at Philadelphia, to the Foreign Office... 1787, 1788, 1789,” <text:span text:style-name="T1">American Historical Association Annual Report for the Year 1896</text:span><text:span text:style-name="T6">, 2 vols. (Washington, D.C., 1897), I, 552-55, 564. See also Joanne Loewe Neel, </text:span><text:span text:style-name="T1">Phineas Bond</text:span><text:span text:style-name="T6">: </text:span><text:span text:style-name="T1">A Study in Anglo-American Relations</text:span><text:span text:style-name="T6">, 1786-1812 (Philadelphia, 1968), 55-60. I thank Greg Flynn, a graduate student at Yale, for alerting me to this incident and for describing it to me in a manner that inspired me to write this book.</text:span></text:p></text:note-body></text:note> Adding insult to injury, the Pennsylvania legislature awarded him a prize of one hundred dollars on October 3, 1788, for having succeeded in his piracy. The Manufacturing Society trumpeted the achievement in the press and showed little concern for the subject of intellectual property. “It is with great pleasure we learn,” I announced,</text:p>
      <text:p text:style-name="P4"/>
      <text:p text:style-name="P8">that the ingenious Artizan, who counterfeited the Carding and Spinning Machine, though not the original inventor (being only the introducer) is likely to receive a premium from the Manufacturing Society, besides <text:s/>a generous prize for his machines; and that it is highly probable our patriotic legislature will no let his merit pass unrewarded by them. Such liberality must have the happy effect of bringing into Pennsylvania other useful Artizans, Machines and Manufacturing Secrets which will abundantly repay the little advance of the present moment.</text:p>
      <text:p text:style-name="P4"/>
      <text:p text:style-name="P4">The Society urge leading men in other towns to procure protected British textile machines, declaring that the development of home manufacturing was the way “the manufactures of the United States must succeed.”<text:note text:id="ftn2" text:note-class="footnote"><text:note-citation>2</text:note-citation><text:note-body><text:p text:style-name="P11">The Statutes at Large of Pennsylvania from 1682 to 1801, 16 vols.<text:span text:style-name="T6"> (Harrisburg, 1896-1911), XII, 138-39; Minutes of the Manufacturing Committee, I, January 19, 22, and March 12, 1788, Papers of Tench Coxe, Historical Society of Pennsylvania, Philadelphia.</text:span></text:p></text:note-body></text:note></text:p>
      <text:p text:style-name="P4"/>
      <text:p text:style-name="P4">This incident illustrates the volatility involved in the diffusion of technical knowledge across the Atlantic in the years immediately following the Revolution. In the battle over industrial skill and technology, agents of piracy in one incident would appear as protectors of patents in another. One of the protectors of British industrial secrets in the 1787 incident, Henry Royle, had offered his services to Franklin as part of the Stockport group earlier in the decade. Now Royle's life was in danger because he had participated in the return of Phillips's and Hague's machine to England. Royle's inconsistency, change of heart, or newfound loyalty to Britain demonstrate the fluidity of a situation in which ideas about national ownership of innovation depended on the geographical perspective of the beholder.</text:p>
      <text:p text:style-name="P4"/>
      <text:p text:style-name="P4">The transfer of protected European technology was a prominent feature of the economic, political and diplomatic life of the North American confederation from its moments as an independent political entity. In the decades before the Revolution, European commentators who wondered what could account for the phenomenal demographic, territorial, and economic boom in the colonies attributed it to the transfer of social and cultural capital, in the form of the European approach to the application of <text:soft-page-break/>knowledge.<text:note text:id="ftn3" text:note-class="footnote"><text:note-citation>3</text:note-citation><text:note-body><text:p text:style-name="P9">Jack P. Greene, “Social and Political Capital in Colonization and State-Building in the Early Modern Era: Colonial British America as a Case Study” (essay presented at the Columbia University on Early American History and Culture, October 13, 1998).</text:p></text:note-body></text:note> The simultaneous timing of severing the political ties with Britain and the boom in British industrial innovation complicated the agendas of the revolutionaries bent on striking a new and independent course. Governments, companies, and individuals actively sponsored industrial espionage in hopes of using the lower cost of raw materials and the higher wages in the New World to propel the young republic into a prominent position in the emerging competitive industrial world market.</text:p>
      <text:p text:style-name="P4"/>
      <text:p text:style-name="P4">In the political vacuum created by the Revolution and its immediate aftermath, however, private voluntary initiatives by individuals and ad hoc organizations played an inordinately large role in this process. The impotence of governments to even feed and provide clothes for Washington's troops during the Revolution, and their helplessness in the face of the economic depression that followed, undermined public confidence in their ability to deliver services, let alone initiate complex policies to develop American manufactures.<text:note text:id="ftn4" text:note-class="footnote"><text:note-citation>4</text:note-citation><text:note-body><text:p text:style-name="P10">Jack N. Rakove, <text:span text:style-name="T1">The Beginnings of National Politics: An Interpretive History of the Continental Congress </text:span><text:span text:style-name="T6">(Baltimore, 1979), 273-96; E. James Ferguson, </text:span><text:span text:style-name="T1">The Power of the Purser</text:span><text:span text:style-name="T6">: </text:span><text:span text:style-name="T1">A History of American Public Finance</text:span><text:span text:style-name="T6">, 1776-1790 (Chapel Hill, N.C., 1961), 57-69.</text:span></text:p></text:note-body></text:note> Hence it was private proponents of industrialization that undertook the project of importing forbidden European technology to the United States. In some sense, these Americans acted as if they subscribed to Franklin's rejection of politically bounded intellectual property. After all, theirs efforts to lure artisans and smuggle machines openly flouted <text:s/>rivals' efforts to block the diffusion of industrial knowledge across the Atlantic and challenged the intellectual property laws of other sovereign nations. Yet, these voluntary activities had little to do with a universalist ideological commitment to the free dissemination of knowledge. The psychologies of the efforts to appropriate Europe's forbidden know-how in the post-revolutionary era were particularist, protectionist, and nationalist. They affirmed rather than challenged the confinement of ideas and innovations within political entities and foreshadowed the direction of American thinking about international intellectual properly in the decades to come.</text:p>
      <text:p text:style-name="P4"/>
      <text:h text:style-name="Heading_20_2" text:outline-level="2">The Industrialists' Agenda</text:h>
      <text:p text:style-name="Text_20_body"/>
      <text:p text:style-name="P15">The events of November 1787 in Philadelphia reveal a fundamental aspect of the psychology of technology transfer in aftermath of the American Revolution. The activities of Hague and the prominent citizens of the Pennsylvania Society for the Encouragement citizens of the Pennsylvania Society for the Encouragement of Manufactures reflected their conviction that smuggling British technology to the United States was indispensable to American industrialization. The energetic response on the side of Bond reflects a similar attitude in England. But were these sentiments well founded? Could the young nation have developed its manufacturing independently? Was English technology indispensable? Most historians of the economy of the early republic had neither the industrial economy nor the factories, experts, and sophisticated machinery of Britain. But in the American context the specialized skilled mechanic in charge of a specific stage in the production process was hampered by the labor shortage. Such a worker would have had difficulties finding the necessary skilled helpers. The specialized mechanic was in the American context less useful than the jack-of-all-trades.<text:note text:id="ftn5" text:note-class="footnote"><text:note-citation>5</text:note-citation><text:note-body><text:p text:style-name="Footnote"/></text:note-body></text:note></text:p>
      <text:p text:style-name="P12"><text:soft-page-break/></text:p>
      <text:p text:style-name="P15">Indeed, some Americans believed that the new nation could carve its own path to industrialization and that the home manufacturing already taking place in America in the postrevolutionary era answered most of the country's industrial needs. A Philadelphia man returning in 1789 after two years in Europe wrote an enthusiastic essay about the improvements in American manufactures during his absence. Given such immense progress in such a very short time, he argued, the need to emulate European technology had ceased to be urgent. The popular image of American workers in the early republic -excellent at performing multiple basic tasks yet far behind their European counterparts in expert innovation- is inaccurate. Many American artisans honed specialized skills and some development technology breakthroughs that were hitherto unknown to Europeans. Nathan Sellers of Philadelphia, for example, developed in the 1780s a method of making wire screen molds needed by papermakers for turning their pulp into paper -a process that was to be emulated in England some ten years later. Oliver Evans of Newcastle, Delaware, developed a machine that dramatically improved wool carding. Whereas before each household spinner had to produce by hand the cards necessary to align the fibers of wool before spinning, Evans's device spared women this tedious labor, thereby making the “American age of homespun” possible. And newspapers occasionally published reports of industrial successes that eliminated the need to import goods from the Old World. The <text:span text:style-name="T1">New Haven Gazette</text:span><text:span text:style-name="T6"> informed its readers in 1787 that “the manufacture of nails is brought to such perfection throughout the United States, as to stop the importation of that article.” The paper predicted that America would soon rival “Great Britain in many other branches of manufacture.”</text:span><text:span text:style-name="T6"><text:note text:id="ftn6" text:note-class="footnote"><text:note-citation>6</text:note-citation><text:note-body><text:p text:style-name="Footnote"/></text:note-body></text:note></text:span></text:p>
      <text:p text:style-name="P13"/>
      <text:p text:style-name="P14">For all the impressive accomplishments of individual Americans, the Industrial Revolution was characterized by mechanization, the factory, and increased production, and in all three the English textile industry blazed the trail. Contemporaries surely saw it this way. Foreigners traveling through England were struck by the higher standard of living that ordinary women and men enjoyed in comparison to those in the rest of Europe. They understood the casual relationship between technological development and a higher standard of living. Eighteenth-century economists explained that replacing human labor with machinery increased productivity and made for higher wages; that disposable income in the pockets of consumers increased demand for manufactured items; and that the rise in demand made for greater prosperity. American and European eighteenth-century political leaders <text:s/>and manufacturers clearly believed England was the technological leader of the Industrial Revolution. The extent of the foreign espionage effort in England decisively demonstrates the intense international desire for English technology. Contemporaries believed in the centrality of the new technology to successful industrialization and conceived of created the successful appropriation of forbidden British textile technologies. Silas Deane, in trouble with the Continental Congress and somewhat disenchanted with the Patriot cause, wrote Robert Morris in June 1781 that even after the American victory, the superiority of British industry was so overwhelming that the young nation would “take at least three-fourth of all the European articles she wants from Great Britain.” Deane explained that everyone “who has had an opportunity of comparing the manufactures of one nation principles of transmitting business, will at once give England and her merchants the preference.”<text:note text:id="ftn7" text:note-class="footnote"><text:note-citation>7</text:note-citation><text:note-body><text:p text:style-name="Footnote"/></text:note-body></text:note> And American consumers expressed their appreciation and admiration of English manufactures. The end of the Revolutionary War ushered in frantic purchasing of English imports. In fact, simply knowing that an item had been manufactured in England was enough to make it desirable to the former colonists.</text:p>
      <text:p text:style-name="P14"><text:soft-page-break/><text:tab/>Even the most patriotic Americans <text:span text:style-name="T9">realized that habit and structural economic patterns originating in colonial relationships fostered dependence on European imports and hindered the young nation's technological development. Revolutionary calls for cutting off all connections to the Old World were contradicted by the recognition that for all the patriotic pride and talk of self-sufficiency, the United States had to emulate European discoveries. Just before he called for severing all ties with Europe, David Rittenhouse praised the value of scientific discoveries made “by our Philosophic brethren in Europe.” Americans admitted that much of their knowledge if their geographical surroundings was acquired “at the great expence of the British Government.” Deane toured British factories in the aftermath of the Revolutionary War to learn “their late, &amp; new inventions, &amp; machines of various kinds.” The American Philosophical Society, a staunchly patriotic organization, asked clockmaker Owen Biddle in 1781 to give a “historical sketch on those capital inventions and discoveries, which have led to all the subsequent improvements in useful knowledge.” Biddle complied with an oration that emphasized the international nature of the accumulation of technical knowledge. He argued that “discoveries have succeeded each other, by a flow and gradual advancement, and that one invention is linked in with and leads to many others which are remote and unforeseen.” The meaning of Biddle's words to the flagship of American Intellectual life was clear. Political separation must not be followed by intellectual isolationism.</text:span><text:span text:style-name="T9"><text:note text:id="ftn8" text:note-class="footnote"><text:note-citation>8</text:note-citation><text:note-body><text:p text:style-name="Footnote"/></text:note-body></text:note></text:span></text:p>
      <text:p text:style-name="P12"/>
      <text:p text:style-name="P15"><text:tab/><text:span text:style-name="T10">The anti-British rhetoric of the postrevolutionary era went hand in hand with calls to industrialize. Patriots warned that if the new republic remained dependent on imports from the British empire, the political success of the Revolution would be rendered hollow. Writers bemoaned the “general prevalence of luxury and dissipation, and the cay of public virtue among us,” and proposed to break America's dependency on English products by establishing home manufacturing. American addiction to British manufactures meant, wrote Hugh Williamson, that “we have expended more money since the peace than we have gained.” “Cease to import Goods from that imperious, insolent, debauched and intriguing Kingdom of </text:span><text:span text:style-name="T2">Great Britain,” </text:span><text:span text:style-name="T7">cried the </text:span><text:span text:style-name="T2">Boston Gazette</text:span><text:span text:style-name="T7">. “Abstain </text:span><text:span text:style-name="T8">from British luxury, extravagance, and dissipation, or </text:span><text:span text:style-name="T3">you are an </text:span><text:span text:style-name="T8">UNDONE PEOPLE</text:span><text:span text:style-name="T3">.” </text:span><text:span text:style-name="T8">In this context, respect for Britain's intellectual property laws was out of the question. “If we intended to maintain our independence we must try to counteract their machinations” to prevent the dissemination of industrial technology, and appropriate the necessary technology for American industrial development. The emerging consensus was best expressed by an anonymous writer who declare that political independence would not be truly secure until Americans could replace British import with American manufactured goods.</text:span><text:span text:style-name="T8"><text:note text:id="ftn9" text:note-class="footnote"><text:note-citation>9</text:note-citation><text:note-body><text:p text:style-name="Footnote"/></text:note-body></text:note></text:span></text:p>
      <text:p text:style-name="P4"/>
      <text:p text:style-name="P4"><text:tab/><text:span text:style-name="T11">Independence was thus fallowed by calls for disseminating European industrial technology, the export of which was prohibited. Benjamin Rush openly celebrated the successful appropriation of a “machine lately brought into this city for lessening the expence of time and hands in spinning.” Robert Bell published in the midst of the Revolutionary War a collection of practical information drawn from European sources regarding various technical issues related to agriculture and manufacturing. Local newspapers followed suit, publishing technical information about British machinery. Philadelphia political economist Mathew Carey argued that these technical description were being disseminated for patriotic reasons. Publishers hoped to “induce some patriotic persons to undertake a line of manufacture so likely to be of essential benefit to the country.” Ambivalence about the morality of </text:span><text:soft-page-break/><text:span text:style-name="T11">appropriating the fruits of the intellectual efforts of foreigners was nowhere to be fount. As the </text:span><text:span text:style-name="T4">Pennsylvania Gazette </text:span><text:span text:style-name="T12">declared, “Machines appear to be objects of immense consequence to this country.” It was thus the new republic's right to “borrow of Europe their inventions.”</text:span><text:span text:style-name="T12"><text:note text:id="ftn10" text:note-class="footnote"><text:note-citation>10</text:note-citation><text:note-body><text:p text:style-name="Footnote"/></text:note-body></text:note></text:span></text:p>
      <text:p text:style-name="P4"/>
      <text:p text:style-name="P4"><text:span text:style-name="T12"><text:tab/>James Watt's improvement of the steam engine, in particular, fired up the American imagination. Audiences received their first full description of Watt's new engine in the July 1788 issue of the </text:span><text:span text:style-name="T4">Columbian Magazine. </text:span><text:span text:style-name="T13">The first steam engine, developed by Thomas Newcomen in 1705, was wasteful of energy and its main application in England, pumping water out of coal for energy. Watt's initial innovation, developed in 1768 and patented the following year, fount a more efficient and more powerful way to address the problem of water in mines. After Watt successfully converted the energy from the steam engine to a rotary motion, Richard Arkwright and his assignees bought Boulton and Watt steam engines to run cotton spinning machinery in Manchester. The introduction of steam power sharply lowered the cost of spinning cotton into yarn and weaving yarn into fabric. The adaptation of the steam engine to other industries had the potential to dramatically increase the production capacity of North American industries, which were heavily dependent on human and animal energy. Deane reported that the new steam technology enabled English manufacturers to produce cheaper products despite the high cost of labor, and he offered, if given sufficient reward, to introduce the steam engine into the Unites States. James Rumsey and John Fitch set out in the second half of the 1780s to apply a steam engine to marine transportation. Fitch enlisted English immigrants to try and duplicate the Watt engine in America. Although several leading Americans lent their financial support to his cause, Fitch failed to produce an economically viable steamboat because he insisted on using American-made rather than British-made engines, while Rumsey spent several years in Britain and France consulting various engineers but never succeeded in building a boat.</text:span><text:span text:style-name="T13"><text:note text:id="ftn11" text:note-class="footnote"><text:note-citation>11</text:note-citation><text:note-body><text:p text:style-name="Footnote"/></text:note-body></text:note></text:span></text:p>
      <text:p text:style-name="P4"/>
      <text:p text:style-name="P4"><text:tab/><text:span text:style-name="T14">Machine importation, however, was problematic. Americans could no build European machinery from manuals since most inventions were kept secret. Even those published in magazines were not translatable into actual machines because description and drawings generally lacked specificity and clarity. </text:span><text:span text:style-name="T14"><text:note text:id="ftn12" text:note-class="footnote"><text:note-citation>12</text:note-citation><text:note-body><text:p text:style-name="Footnote"/></text:note-body></text:note></text:span><text:span text:style-name="T14"> In theory, the public in the London patent office could access patented English inventions during the term of the patent, but the knowledge required to conduct an effective search rendered copying specifications all but impossible. In fact, Arkwright intentionally registered his 1782 patents in an incoherent manner to “guard against foreigners.” Seventeenth and eighteenth-century technical improvements originated in individuals' responses to specific situations that involved thinking about a mechanical problem in a nonverbal manner. Manufacturing processes were connected to those that preceded them and those that fallowed, and all links in the manufacturing chain were closely dependent on local sources of energy and raw materials. Moreover, once a machine arrived in the New World, only those who had worked on a similar one in Britain could put it together and operate it. The various subsidized iron factories of the Revolution faltered because of lack skilled laborers. The carding machines Bond had acquired and sent to England sat idle in Philadelphia for more than three years because no one knew how to assemble them and put to work. Successful acquisition of prohibited English industrial knowledge depended on the emigration of skilled operators and managers of English factories.</text:span><text:span text:style-name="T14"><text:note text:id="ftn13" text:note-class="footnote"><text:note-citation>13</text:note-citation><text:note-body><text:p text:style-name="Footnote"/></text:note-body></text:note></text:span></text:p>
      <text:p text:style-name="P4"/>
      <text:p text:style-name="P4"><text:tab/><text:span text:style-name="T15">As soon as American entrepreneurs began to establish factories in the 1780s they realized that </text:span><text:soft-page-break/><text:span text:style-name="T15">the absence of skilled operators, for a water frame in New England or a spinning mule in Philadelphia, hindered their efforts. Samuel Wetherill, patron of the failed United Company of Philadelphia which tried to establish textile manufacturing from 1775 to 1778, reflected years later that the biggest hurdle “which occurs in so arduous an undertaking, as attempting to establish manufactures in a country no much acquainted with them,” was “finding artists and making machines without models.” For the nascent American industries of the 1780s, labor shortages created two problems. First, the shortage of skilled workers hindered successful emulation of British manufactures. Second, the scarcity of skilled workers allowed the few capable artisans to demand and receive high wages that undermined the price competitiveness of American manufacturing. A New Haven newspaper published “Hints to Manufacturers” that warned potential industrialists that the cost of “labour is from about twelve to twenty percent higher in Connecticut, than in England.” And William Barton explained in a widely read treatise that the high cost of labor in America “would be a considerable obstruction to the establishment of domestic manufacturing.” The new nation was not naturally inclined toward manufacturing, declared an anonymous writer “because nature has no formed us artists and mechanics, and given us from our birth all the wisdom and experience of old countries and taught us the mystery of being industrious and working cheap.”</text:span><text:span text:style-name="T15"><text:note text:id="ftn0" text:note-class="footnote"><text:note-citation>14</text:note-citation><text:note-body><text:p text:style-name="Footnote"/></text:note-body></text:note></text:span></text:p>
      <text:p text:style-name="P4"/>
      <text:p text:style-name="P17">Champions of industry turned their attention to recruiting skilled artisans and machine operators. The first issue of Mathew Care's <text:span text:style-name="T1">American Museum</text:span> ran a letter that elaborated on the connection between national interest, industrialization, and the promotion of emigration. “As it is the wisdom of America to discourage the importation from Europe of those things she is able to make –so it is equally her wisdom to encourage emigrations from Europe.” The emigrants America needed were “the industrious poor” who were “chiefly bred to trades and mechanical business.” Another essayist emphasized the importance of attracting to America artisans who would continue to practice their trades in the United States, thereby contributing to the economic development of the nation.<text:note text:id="ftn14" text:note-class="footnote"><text:note-citation>15</text:note-citation><text:note-body><text:p text:style-name="Footnote"/></text:note-body></text:note></text:p>
      <text:p text:style-name="P17"/>
      <text:p text:style-name="P18">Successful recruitment depended on the construction of a local industrial base where these workers could be employed and ensuring that the wages and working conditions in American factories were sufficiently lucrative to discourage industrial immigrants from abandoning their trades for agriculture. Some suggested offering eight to ten acres of land to prospective industrial immigrants. The “small quantity of land” appropriated to each would prevent them from turning to Agriculture and “be sufficient for all the purposes of manufacturing.” Artisans who come to America, wrote a proponent of manufacturing, “are turning their attention to other occupations.” Unless American manufacturers acted quickly, “collected” them in urban settings, and created employment opportunities for the “many artisans and tradesmen now among us,” their precious industrial skills would be forever lost to the manufacturing sector. Benjamin Rush wrote that by establishing “woolen, cotton and linen manufactories in this country, we shall invited manufacturers from every part of Europa, particularly from Britain and Ireland, to come and settle among us.” The goal was to attract skilled artisans who in turn would improve American capacity for industrial production: “we stretch forth a hand from the ark to invited the timid manufacturers to come in.” At the same time, industrial development, by the employment it would offer, promised to “encourage thousands to come and settle in America.” Twelve years later Rush's idea was endorsed by another champion of American manufacturing who argued in the American Museum that if industrial emigrants could “be assured of employment and encouragement in coming to America, I am persuaded that some thousands would soon vi<text:span text:style-name="T16">sit these shores. We should soon have a competent number of workmen to carry on most kinds of manufactures. </text:span><text:soft-page-break/><text:span text:style-name="T16">There would, in a short time, be no necessity to import a single article” of manufactures.</text:span><text:span text:style-name="T16"><text:note text:id="ftn15" text:note-class="footnote"><text:note-citation>16</text:note-citation><text:note-body><text:p text:style-name="Footnote"/></text:note-body></text:note></text:span></text:p>
      <text:p text:style-name="P18"/>
      <text:p text:style-name="P19">In order to attract skilled <text:span text:style-name="T17">workers, then, industrialists needed to establish factories. Yet, these factories could not be established without specific instruction from those who had worked in them in the Old World. Many Americans did no want to wait for the arrival of workers with the necessary knowledge and experience and argued for taking active measures to induce immigration. The most popular suggestion was to sponsor the cost of the Atlantic voyages of skilled workers. Others suggested providing “ample provisions” to “mechanics” and artizans migrating hither from Europe.”</text:span><text:span text:style-name="T17"><text:note text:id="ftn16" text:note-class="footnote"><text:note-citation>17</text:note-citation><text:note-body><text:p text:style-name="Footnote"/></text:note-body></text:note></text:span><text:span text:style-name="T17"> Some sent recruiting agents and others hoped that the popular press and word of mouth would spread the news of the opening of industrial opportunities in America.</text:span></text:p>
      <text:p text:style-name="P19"/>
      <text:p text:style-name="P20">Entrepreneurs recognized, however, the need to ensure that even ofter industrial immigrants set foot on American shores they did not opt for nonindustrial employment. After all, labor scarcity plagued all <text:span text:style-name="T18">sectors of the postrevolutionary United States. If the states were to industrialize, then, more workers, skilled and unskilled, had to turn to manufactures. However, the dominant economic sector in North America –agriculture-- was also thirsting for laborers. Promoters of American industry understood that the agricultural interests would oppose national sponsorship of competing employment in manufactures. Indeed, prominent politicians envisioned the new nation without manufacturing altogether. John Dickinson announced in his widely circulated </text:span><text:span text:style-name="T5">Letters from a Farmer in Pennsylvania</text:span><text:span text:style-name="T18"> that “this continent is a country of planters, farmers, and fishermen; not of manufacturers.” This view persisted; former physician in chief of the Continental Army John Morgan wrote as late as 1789 that manufacturing was suited to a country “fully stocked with inhabitants.” But the labor shortage meant that industrialization would have to come at the expense of agriculture, the real source of national wealth.</text:span><text:span text:style-name="T18"><text:note text:id="ftn17" text:note-class="footnote"><text:note-citation>18</text:note-citation><text:note-body><text:p text:style-name="Footnote"/></text:note-body></text:note></text:span></text:p>
      <text:p text:style-name="P20"/>
      <text:p text:style-name="P21">The make industrializ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ce style:name="Liberation Serif" svg:font-family="'Liberation Serif'" style:font-family-generic="roman" style:font-pitch="variable"/>
    <style:font-face style:name="Liberation Sans" svg:font-family="'Liberation Sans'" style:font-family-generic="swiss" style:font-pitch="variable"/>
    <style:font-face style:name="DejaVu Sans Condensed" svg:font-family="'DejaVu Sans Condensed'" style:font-family-generic="system" style:font-pitch="variable"/>
    <style:font-face style:name="FreeSans" svg:font-family="Free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VE" style:letter-kerning="true" style:font-name-asian="DejaVu Sans Condensed"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ejaVu Sans Condensed"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Condensed" style:font-family-asian="'DejaVu Sans Condensed'"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FreeSans1" style:font-family-complex="FreeSan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Condensed" style:font-family-asian="'DejaVu Sans Condensed'" style:font-family-generic-asian="system" style:font-pitch-asian="variable" style:font-size-asian="14pt" style:font-name-complex="FreeSans" style:font-family-complex="FreeSans" style:font-family-generic-complex="system" style:font-pitch-complex="variable" style:font-size-complex="14pt"/>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8-28T14:49:53</meta:creation-date>
    <meta:editing-duration>P7DT3H31M38S</meta:editing-duration>
    <meta:editing-cycles>24</meta:editing-cycles>
    <meta:generator>LibreOffice/4.2.4.2$Linux_X86_64 LibreOffice_project/63150712c6d317d27ce2db16eb94c2f3d7b699f8</meta:generator>
    <dc:date>2014-07-31T11:38:57.983046427</dc:date>
    <dc:creator>Guillermo Lengemann</dc:creator>
    <meta:document-statistic meta:table-count="0" meta:image-count="0" meta:object-count="0" meta:page-count="8" meta:paragraph-count="33" meta:word-count="4278" meta:character-count="28566" meta:non-whitespace-character-count="24311"/>
  </office:meta>
</office:document-meta>
</file>